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2da" officeooo:paragraph-rsid="000512da"/>
    </style:style>
    <style:style style:name="P2" style:family="paragraph" style:parent-style-name="Standard" style:list-style-name="L1">
      <style:text-properties officeooo:rsid="000512da" officeooo:paragraph-rsid="000512da"/>
    </style:style>
    <style:style style:name="P3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Times New Roman" fo:font-size="18pt" fo:letter-spacing="normal" fo:font-style="normal" fo:font-weight="normal" officeooo:paragraph-rsid="000512da"/>
    </style:style>
    <style:style style:name="P5" style:family="paragraph" style:parent-style-name="Text_20_body" style:list-style-name="L1">
      <style:text-properties fo:font-variant="normal" fo:text-transform="none" fo:color="#000000" style:font-name="Times New Roman" fo:font-size="14pt" fo:letter-spacing="normal" fo:font-style="normal" fo:font-weight="normal" officeooo:rsid="000512da" officeooo:paragraph-rsid="000512da" style:font-size-asian="14pt" style:font-size-complex="14pt"/>
    </style:style>
    <style:style style:name="P6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2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24pt" fo:letter-spacing="normal" fo:font-style="italic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ff" style:font-name="Times New Roman" fo:font-size="24pt" fo:letter-spacing="normal" fo:font-style="normal" fo:font-weight="normal"/>
    </style:style>
    <style:style style:name="T5" style:family="text">
      <style:text-properties fo:color="#000000" style:font-name="Times New Roman" fo:font-size="24pt" fo:letter-spacing="normal" fo:font-style="italic" fo:font-weight="normal"/>
    </style:style>
    <style:style style:name="T6" style:family="text">
      <style:text-properties fo:font-size="24pt"/>
    </style:style>
    <style:style style:name="T7" style:family="text">
      <style:text-properties fo:font-size="24pt" officeooo:rsid="000512da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ff" fo:font-weight="bold"/>
    </style:style>
    <style:style style:name="T10" style:family="text">
      <style:text-properties fo:color="#0000ff" fo:font-size="14pt" fo:font-weight="bold" style:font-size-asian="14pt" style:font-size-complex="14pt"/>
    </style:style>
    <style:style style:name="T11" style:family="text">
      <style:text-properties fo:color="#0000ff" style:font-name="Times New Roman" fo:font-size="24pt" fo:font-weight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63216" style:font-name="Open Sans" fo:font-size="12pt"/>
    </style:style>
    <style:style style:name="T14" style:family="text">
      <style:text-properties fo:color="#063216" style:font-name="Open Sans" fo:font-size="24pt" style:font-size-asian="24pt" style:font-size-complex="24pt"/>
    </style:style>
    <style:style style:name="T15" style:family="text">
      <style:text-properties fo:color="#063216" fo:font-size="24pt"/>
    </style:style>
    <style:style style:name="T16" style:family="text">
      <style:text-properties fo:color="#063216" fo:font-size="24pt" style:font-size-asian="24pt" style:font-size-complex="24pt"/>
    </style:style>
    <style:style style:name="T17" style:family="text">
      <style:text-properties fo:color="#063216" style:text-line-through-style="none" style:text-line-through-type="none" style:font-name="Open Sans" fo:font-size="24pt" style:text-underline-style="none" style:text-blinking="false" style:font-size-asian="24pt" style:font-size-complex="24pt" loext:padding="0cm" loext:border="none"/>
    </style:style>
    <style:style style:name="T18" style:family="text">
      <style:text-properties fo:color="#ea9629" style:text-line-through-style="none" style:text-line-through-type="none" style:font-name="Open Sans" fo:font-size="12pt" style:text-underline-style="none" style:text-blinking="false" loext:padding="0cm" loext:border="none"/>
    </style:style>
    <style:style style:name="T19" style:family="text">
      <style:text-properties fo:color="#ea9629" style:text-line-through-style="none" style:text-line-through-type="none" style:font-name="Open Sans" fo:font-size="24pt" style:text-underline-style="none" style:text-blinking="false" style:font-size-asian="24pt" style:font-size-complex="24pt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l'</text:span><text:span text:style-name="T4">ereditarietà</text:span><text:span text:style-name="T1"> è un meccanismo fondamentale per il </text:span><text:span text:style-name="T5">riutilizzo del codice</text:span><text:span text:style-name="T1">. Questo meccanismo permette infatti di estendere e potenziare classi già esistenti, senza ridefinire variabili e metodi d'istanza già presenti.</text:span> </text:p>
      <text:p text:style-name="P1"/>
      <text:list xml:id="list539291508" text:style-name="L1">
        <text:list-item>
          <text:p text:style-name="P5"><text:span text:style-name="T9">superclasse</text:span>: la classe più "generale" (quella preesistente);</text:p>
        </text:list-item>
        <text:list-item text:style-override="L2">
          <text:p text:style-name="P6"><text:span text:style-name="T9">sottoclasse</text:span>: la nuova classe più "specializzata" (oggetti più ricchi);</text:p>
        </text:list-item>
        <text:list-item text:style-override="L2">
          <text:p text:style-name="P6"><text:s/>la sottoclasse <text:span text:style-name="T9">eredita </text:span>dalla superclasse i membri preesistenti;</text:p>
        </text:list-item>
        <text:list-item text:style-override="L2">
          <text:p text:style-name="P3"><text:span text:style-name="T12"><text:s/>la sottoclasse </text:span><text:span text:style-name="T10">estende </text:span><text:span text:style-name="T12">la superclasse con i nuovi membri</text:span>.</text:p>
        </text:list-item>
      </text:list>
      <text:p text:style-name="P4"><text:span text:style-name="T7">L</text:span><text:span text:style-name="T6">a variabile </text:span><text:span text:style-name="Teletype"><text:span text:style-name="T11">this </text:span></text:span><text:span text:style-name="T6">fa riferimento, nel corpo di un metodo o di un costruttore, al parametro implicito, cioè all'oggetto che lo sta eseguendo.</text:span></text:p>
      <text:p text:style-name="P4"><text:span text:style-name="T6"/></text:p>
      <text:p text:style-name="P4"><text:span text:style-name="T14">Il </text:span><text:a xlink:type="simple" xlink:href="http://informatica.abaluth.com/programmazione/programmazione-a-oggetti/il-polimorfismo/" text:style-name="Internet_20_link" text:visited-style-name="Visited_20_Internet_20_Link"><text:span text:style-name="T19">polimorfismo</text:span></text:a><text:span text:style-name="T17"> </text:span><text:span text:style-name="T14">permette di avere lo stesso metodo definito in classi diverse e di usare una stessa istruzione per richiamare il metodo opportuno, in base all’oggetto che si sta utilizzando.</text:span><text:span text:style-name="T8"> </text:span><text:s/></text:p>
      <text:list xml:id="list112214618330046"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09:42:47.068000000</meta:creation-date>
    <dc:date>2019-11-22T11:22:14.409000000</dc:date>
    <meta:editing-duration>PT1H19M7S</meta:editing-duration>
    <meta:editing-cycles>1</meta:editing-cycles>
    <meta:document-statistic meta:table-count="0" meta:image-count="0" meta:object-count="0" meta:page-count="1" meta:paragraph-count="8" meta:word-count="120" meta:character-count="806" meta:non-whitespace-character-count="693"/>
    <meta:generator>LibreOffice/6.2.2.2$Windows_X86_64 LibreOffice_project/2b840030fec2aae0fd2658d8d4f9548af4e3518d</meta:generator>
  </office:meta>
</office:document-meta>
</file>